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" style:parent-style-name="Standard" style:list-style-name="LFO1" style:family="paragraph"/>
    <style:style style:name="P4" style:parent-style-name="Standard" style:family="paragraph">
      <style:paragraph-properties fo:margin-left="0.25in">
        <style:tab-stops/>
      </style:paragraph-properties>
    </style:style>
    <style:style style:name="P5" style:parent-style-name="Standard" style:list-style-name="LFO1" style:family="paragraph"/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list-style-name="LFO1" style:family="paragraph"/>
    <style:style style:name="P8" style:parent-style-name="Standard" style:family="paragraph">
      <style:paragraph-properties fo:margin-left="0.5in">
        <style:tab-stops/>
      </style:paragraph-properties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list-style-name="LFO1" style:family="paragraph"/>
    <style:style style:name="P11" style:parent-style-name="Standard" style:family="paragraph">
      <style:paragraph-properties fo:margin-left="0.25in">
        <style:tab-stops/>
      </style:paragraph-properties>
    </style:style>
    <style:style style:name="P12" style:parent-style-name="Standard" style:list-style-name="LFO1" style:family="paragraph"/>
    <style:style style:name="P13" style:parent-style-name="Standard" style:family="paragraph">
      <style:paragraph-properties fo:margin-left="0.5in">
        <style:tab-stops/>
      </style:paragraph-properties>
    </style:style>
    <style:style style:name="P14" style:parent-style-name="Standard" style:list-style-name="LFO1" style:family="paragraph"/>
    <style:style style:name="P15" style:parent-style-name="Standard" style:family="paragraph">
      <style:paragraph-properties fo:margin-left="0.5in">
        <style:tab-stops/>
      </style:paragraph-properties>
    </style:style>
    <style:style style:name="P16" style:parent-style-name="Standard" style:list-style-name="LFO1" style:family="paragraph"/>
    <style:style style:name="P17" style:parent-style-name="Standard" style:family="paragraph">
      <style:paragraph-properties fo:margin-left="0.5in">
        <style:tab-stops/>
      </style:paragraph-properties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paragraph-properties fo:margin-left="0.5in">
        <style:tab-stops/>
      </style:paragraph-properties>
    </style:style>
    <style:style style:name="P20" style:parent-style-name="Standard" style:family="paragraph">
      <style:paragraph-properties fo:margin-left="0.5in">
        <style:tab-stops/>
      </style:paragraph-properties>
    </style:style>
    <style:style style:name="P21" style:parent-style-name="Standard" style:family="paragraph">
      <style:paragraph-properties fo:margin-left="0.5in">
        <style:tab-stops/>
      </style:paragraph-properties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P23" style:parent-style-name="Standard" style:family="paragraph">
      <style:paragraph-properties fo:margin-left="0.5in">
        <style:tab-stops/>
      </style:paragraph-properties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P25" style:parent-style-name="Standard" style:family="paragraph">
      <style:paragraph-properties fo:margin-left="0.5in">
        <style:tab-stops/>
      </style:paragraph-properties>
    </style:style>
    <style:style style:name="P26" style:parent-style-name="Standard" style:list-style-name="LFO1" style:family="paragraph"/>
    <style:style style:name="P27" style:parent-style-name="Standard" style:family="paragraph">
      <style:paragraph-properties fo:margin-left="0.5in">
        <style:tab-stops/>
      </style:paragraph-properties>
    </style:style>
    <style:style style:name="P28" style:parent-style-name="Standard" style:family="paragraph">
      <style:paragraph-properties fo:margin-left="0.5in">
        <style:tab-stops/>
      </style:paragraph-properties>
    </style:style>
    <style:style style:name="P29" style:parent-style-name="Standard" style:list-style-name="LFO1" style:family="paragraph"/>
    <style:style style:name="P30" style:parent-style-name="Standard" style:family="paragraph">
      <style:paragraph-properties fo:margin-left="0.5in">
        <style:tab-stops/>
      </style:paragraph-properties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P33" style:parent-style-name="Standard" style:family="paragraph">
      <style:paragraph-properties fo:margin-left="0.5in">
        <style:tab-stops/>
      </style:paragraph-properties>
    </style:style>
    <style:style style:name="P34" style:parent-style-name="Standard" style:family="paragraph">
      <style:paragraph-properties fo:margin-left="0.5in">
        <style:tab-stops/>
      </style:paragraph-properties>
    </style:style>
    <style:style style:name="P35" style:parent-style-name="Standard" style:list-style-name="LFO1" style:family="paragraph"/>
    <style:style style:name="P36" style:parent-style-name="Standard" style:family="paragraph">
      <style:paragraph-properties fo:margin-left="0.5in">
        <style:tab-stops/>
      </style:paragraph-properties>
    </style:style>
    <style:style style:name="P37" style:parent-style-name="Standard" style:list-style-name="LFO1" style:family="paragraph"/>
    <style:style style:name="P38" style:parent-style-name="Standard" style:family="paragraph">
      <style:paragraph-properties fo:margin-left="0.5in">
        <style:tab-stops/>
      </style:paragraph-properties>
    </style:style>
    <style:style style:name="P39" style:parent-style-name="Standard" style:list-style-name="LFO1" style:family="paragraph"/>
    <style:style style:name="P40" style:parent-style-name="Standard" style:family="paragraph">
      <style:paragraph-properties fo:margin-left="0.5in">
        <style:tab-stops/>
      </style:paragraph-properties>
    </style:style>
    <style:style style:name="P41" style:parent-style-name="Standard" style:list-style-name="LFO1" style:family="paragraph"/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huleta para el examen <text:s/></text:p>
      <text:p text:style-name="P2">“Peticiones AJAX a un servidor”</text:p>
      <text:p text:style-name="Standard"/>
      <text:list text:style-name="LFO1" text:continue-numbering="true">
        <text:list-item>
          <text:p text:style-name="P3">¿Cómo podemos crear o generar un objeto “AJAX”?</text:p>
        </text:list-item>
      </text:list>
      <text:p text:style-name="P4">Con new XMLHttpRequest();</text:p>
      <text:p text:style-name="Standard"/>
      <text:list text:style-name="LFO1" text:continue-numbering="true">
        <text:list-item>
          <text:p text:style-name="P5">¿Qué métodos hemos visto hasta ahora para enviar una petición a un servidor?</text:p>
        </text:list-item>
      </text:list>
      <text:p text:style-name="P6">POST - GET</text:p>
      <text:p text:style-name="Standard"/>
      <text:list text:style-name="LFO1" text:continue-numbering="true">
        <text:list-item>
          <text:p text:style-name="P7">¿Con qué métodos de los anteriores se puede enviar información a un servidor?</text:p>
        </text:list-item>
      </text:list>
      <text:p text:style-name="P8">POST - GET</text:p>
      <text:p text:style-name="P9"/>
      <text:p text:style-name="Standard"/>
      <text:list text:style-name="LFO1" text:continue-numbering="true">
        <text:list-item>
          <text:p text:style-name="P10">Si enviamos información, al hacer una petición con POST, ¿dónde debemos poner la información que vamos a enviar?</text:p>
        </text:list-item>
      </text:list>
      <text:p text:style-name="P11">En el cuerpo de la solicitud</text:p>
      <text:p text:style-name="Standard"/>
      <text:list text:style-name="LFO1" text:continue-numbering="true">
        <text:list-item>
          <text:p text:style-name="P12">Si enviamos información, al hacer una petición con GET, ¿dónde debemos poner la información que vamos a enviar?</text:p>
        </text:list-item>
      </text:list>
      <text:p text:style-name="P13">Ira en la url</text:p>
      <text:p text:style-name="Standard"/>
      <text:list text:style-name="LFO1" text:continue-numbering="true">
        <text:list-item>
          <text:p text:style-name="P14">Pon un ejemplo del formato que hay que seguir para enviar información a un servidor si hacemos la petición con GET.</text:p>
        </text:list-item>
      </text:list>
      <text:p text:style-name="P15">https://direccion?valor1=value&amp;valor2=value;</text:p>
      <text:p text:style-name="Standard"/>
      <text:list text:style-name="LFO1" text:continue-numbering="true">
        <text:list-item>
          <text:p text:style-name="P16">Pon un ejemplo del formato que hay que seguir si quieres enviar, junto a una petición, dos parámetros llamados “nombre” y “edad”. Primero con GET y después con POST.</text:p>
        </text:list-item>
      </text:list>
      <text:p text:style-name="P17">GET: <text:s/><text:a xlink:href="https://direccion?nombre=value&amp;nombre=value" office:target-frame-name="_top" xlink:show="replace"><text:span text:style-name="Hipervínculo">https://direccion?nombre=value&amp;nombre=value</text:span></text:a>;</text:p>
      <text:p text:style-name="P18"/>
      <text:p text:style-name="P19"/>
      <text:p text:style-name="P20">POST:<text:s/></text:p>
      <text:p text:style-name="P21">Establecemos el tipo de contenido<text:s/>en setRequestHeader(), si es application/json o <text:s/>form urlenconded, <text:s/>y lo enviamos con send(), pasandole por parámetro dicho contenido;</text:p>
      <text:p text:style-name="P22"/>
      <text:p text:style-name="P23"/>
      <text:p text:style-name="P24"/>
      <text:p text:style-name="P25"/>
      <text:p text:style-name="Standard"/>
      <text:list text:style-name="LFO1" text:continue-numbering="true">
        <text:list-item>
          <text:p text:style-name="P26">¿Qué método del objeto “AJAX” utilizamos para preparar una petición a un servidor?</text:p>
        </text:list-item>
      </text:list>
      <text:p text:style-name="P27">CON XMLHttpRequest();</text:p>
      <text:p text:style-name="P28"/>
      <text:p text:style-name="Standard"/>
      <text:list text:style-name="LFO1" text:continue-numbering="true">
        <text:list-item>
          <text:p text:style-name="P29">¿Qué necesitamos para preparar una petición a un servidor?</text:p>
        </text:list-item>
      </text:list>
      <text:p text:style-name="P30">El objeto Ajax, Configurar con open() el tipo de solicitud y enviar ese objeto con send()</text:p>
      <text:p text:style-name="P31"/>
      <text:p text:style-name="P32"/>
      <text:p text:style-name="P33"/>
      <text:p text:style-name="P34"/>
      <text:p text:style-name="Standard"/>
      <text:soft-page-break/>
      <text:list text:style-name="LFO1" text:continue-numbering="true">
        <text:list-item>
          <text:p text:style-name="P35">¿Qué ocurre si en la petición a un servidor se solicita un archivo de tipo PHP? ¿Qué enviará el servidor como respuesta?</text:p>
        </text:list-item>
      </text:list>
      <text:p text:style-name="P36">Enviarra un archivo json<text:s/></text:p>
      <text:p text:style-name="Standard"/>
      <text:list text:style-name="LFO1" text:continue-numbering="true">
        <text:list-item>
          <text:p text:style-name="P37">¿Qué ocurre si en la petición a un servidor se solicita un archivo de tipo TXT? ¿Qué enviará el servidor como respuesta?</text:p>
        </text:list-item>
      </text:list>
      <text:p text:style-name="P38">Pues un archivo txt</text:p>
      <text:p text:style-name="Standard"/>
      <text:list text:style-name="LFO1" text:continue-numbering="true">
        <text:list-item>
          <text:p text:style-name="P39">¿Qué método del objeto “AJAX” se utiliza para enviar la petición al servidor?</text:p>
        </text:list-item>
      </text:list>
      <text:p text:style-name="P40">Send()</text:p>
      <text:p text:style-name="Standard"/>
      <text:list text:style-name="LFO1" text:continue-numbering="true">
        <text:list-item>
          <text:p text:style-name="P41">¿Qué hay que hacer antes de enviar una petición a servidor si tenemos que hacerla con POST y enviamos alguna información?</text:p>
        </text:list-item>
      </text:list>
      <text:p text:style-name="P42">Open()</text:p>
      <text:p text:style-name="Standard"/>
      <text:p text:style-name="Standard">14. ¿En qué se diferencia una petición a servidor, en la que enviamos un dato, si la hacemos con POST o si la hacemos con GET?</text:p>
      <text:p text:style-name="Standard"/>
      <text:p text:style-name="Standard">15. ¿En qué se diferencia una petición a servidor, en la que NO enviamos ningún dato, si la hacemos con POST o si la hacemos con GET?</text:p>
      <text:p text:style-name="Standard"/>
      <text:p text:style-name="Standard">16. ¿En qué propiedad del objeto “AJAX” se almacena la definición de la función que se ejecutará cuando se reciba la respuesta del servidor?</text:p>
      <text:p text:style-name="Standard"/>
      <text:p text:style-name="Standard">17. ¿Qué evento se dispara cuando se recibe en el cliente la respuesta del servidor?</text:p>
      <text:p text:style-name="Standard"/>
      <text:p text:style-name="Standard">18. ¿Qué valores se almacenan en la propiedad readyState del objeto “AJAX”? Indica su valor y su significado correspondiente.</text:p>
      <text:p text:style-name="Standard"/>
      <text:p text:style-name="Standard">19. ¿En qué propiedad del objeto “AJAX” se almacenará la respuesta enviada desde el servidor?</text:p>
      <text:p text:style-name="Standard"/>
      <text:p text:style-name="Standard">20. ¿Cuándo estará lista la respuesta enviada desde el servidor en la propiedad del objeto “AJAX” indicada en la cuestión anterior?</text:p>
      <text:p text:style-name="Standard"/>
      <text:p text:style-name="Standard">21. ¿Qué evento se disparará en el objeto “AJAX” en caso de que no se reciba ninguna respuesta del servidor?</text:p>
      <text:p text:style-name="Standard"/>
      <text:p text:style-name="Standard">22. Si se dispara el evento load del objeto “AJAX” ¿podemos estar seguros de que la respuesta recibida del servidor es una respuesta “adecuada” para nuestra aplicación?</text:p>
      <text:p text:style-name="Standard"/>
      <text:p text:style-name="Standard">23. ¿Cómo podemos estar seguros de que el servidor nos ha devuelto una respuesta correcta (pista: no basta con el evento load)?</text:p>
      <text:p text:style-name="Standard"/>
      <text:p text:style-name="Standard">24. ¿Cuál es el valor del campo status del objeto “AJAX” que me asegura que la conexión con el servidor ha terminado correctamente?</text:p>
      <text:p text:style-name="Standard"/>
      <text:p text:style-name="Standard">25. Si el servidor ha devuelto un valor 404 en el campo status ¿significa eso que la conexión con el servidor ha fallado?CONEXION</text:p>
      <text:p text:style-name="Standard">No, la conexión no ha fallado, mas bien es un error de archivo no encontrado.</text:p>
      <text:p text:style-name="Standard">Conexión se realiza a nivel de HTTP</text:p>
      <text:p text:style-name="Standard"/>
      <text:soft-page-break/>
      <text:p text:style-name="Standard">26. Si el servidor ha devuelto un valor 404 en el campo status ¿significa eso que la petición al servidor ha fallado?PETICION</text:p>
      <text:p text:style-name="Standard">No, no ha fallado, hay respueata, pero igual no heos recibido el archvio</text:p>
      <text:p text:style-name="Standard"/>
      <text:p text:style-name="Standard">27. Si el servidor ha devuelto un valor 404 en el campo status ¿tendremos una respuesta válida en la propiedad response del objeto “AJAX”?<text:s/>RESPUESTA</text:p>
      <text:p text:style-name="Standard">No, ha fallado la respuesta</text:p>
      <text:p text:style-name="Standard"/>
      <text:p text:style-name="Standard">28. ¿Es necesario establecer una conexión (a nivel del protocolo http) con el servidor para poder hacer una petición al servidor (a nivel de AJAX)?</text:p>
      <text:p text:style-name="Standard"/>
      <text:p text:style-name="Standard">29. Explica cuál es la diferencia entre establecer una conexión con el servidor y hacer una petición al servidor.</text:p>
      <text:p text:style-name="Standard">Conexión a nivel de HTTP</text:p>
      <text:p text:style-name="Standard">La petición la programamos<text:s/></text:p>
      <text:p text:style-name="Standard"/>
      <text:p text:style-name="Standard"><text:bookmark-start text:name="__DdeLink__7_3172230797"/>30. Piensa en uno de los ejercicios que has realizado en el que se hace una petición a una API. ¿Cómo puedes forzar un error 404?<text:bookmark-end text:name="__DdeLink__7_3172230797"/></text:p>
      <text:p text:style-name="Standard">Cuando hacemos la petición y ponemos equívocamente el nombre del archivo</text:p>
      <text:p text:style-name="P43"/>
      <text:p text:style-name="Standard">31. Piensa en uno de los ejercicios que has realizado en el que se hace una petición a una API. ¿Cómo puedes forzar un error que dispare el evento onerror del objeto “AJAX”?</text:p>
      <text:p text:style-name="Standard">Cuando no recibimos respuesta, por lo tanto, el error seria<text:s/>provocado cuando introducimos incorrectamente la dirección del servidor, que no haya internet o que no funcione el servido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RCOS ANDACHI, MARCO VINICIO</dc:creator>
    <meta:creation-date>2024-01-31T18:21:00Z</meta:creation-date>
    <dc:date>2025-01-09T09:29:00Z</dc:date>
    <meta:template xlink:href="Normal.dotm" xlink:type="simple"/>
    <meta:editing-cycles>7</meta:editing-cycles>
    <meta:editing-duration>PT5460S</meta:editing-duration>
    <meta:document-statistic meta:page-count="3" meta:paragraph-count="9" meta:word-count="747" meta:character-count="4852" meta:row-count="34" meta:non-whitespace-character-count="4114"/>
  </office:meta>
</office:document-meta>
</file>